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0354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1.0689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4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28in" svg:height="4.2354in" svg:x="13.1909in" svg:y="0.1567in">
            <draw:object draw:notify-on-update-of-ranges="Sheet1.B1:Sheet1.B1 Sheet1.B2:Sheet1.B7 Sheet1.E1:Sheet1.E1 Sheet1.E2:Sheet1.E7 Sheet1.F1:Sheet1.F1 Sheet1.F2:Sheet1.F7 Sheet1.G1:Sheet1.G1 Sheet1.G2:Sheet1.G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35in" svg:height="3.5449in" svg:x="13.0181in" svg:y="4.4445in">
            <draw:object draw:notify-on-update-of-ranges="Sheet1.C1:Sheet1.C1 Sheet1.C8:Sheet1.C22 Sheet1.E1:Sheet1.E1 Sheet1.E8:Sheet1.E22 Sheet1.F1:Sheet1.F1 Sheet1.F8:Sheet1.F22 Sheet1.G1:Sheet1.G1 Sheet1.G8:Sheet1.G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1815in" svg:height="4.2933in" svg:x="13.0756in" svg:y="8.0256in">
            <draw:object draw:notify-on-update-of-ranges="Sheet1.D1:Sheet1.D1 Sheet1.D23:Sheet1.D39 Sheet1.E1:Sheet1.E1 Sheet1.E23:Sheet1.E39 Sheet1.F1:Sheet1.F1 Sheet1.F23:Sheet1.F39 Sheet1.G1:Sheet1.G1 Sheet1.G23:Sheet1.G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3957in" svg:height="4.026in" svg:x="19.5161in" svg:y="0.2929in">
            <draw:object draw:notify-on-update-of-ranges="Sheet1.B1:Sheet1.B1 Sheet1.B2:Sheet1.B7 Sheet1.I1:Sheet1.I1 Sheet1.I2:Sheet1.I7 Sheet1.K1:Sheet1.K1 Sheet1.K2:Sheet1.K7 Sheet1.J1:Sheet1.J1 Sheet1.J2:Sheet1.J7 Sheet1.L1:Sheet1.L1 Sheet1.L2:Sheet1.L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1524in" svg:height="3.472in" svg:x="19.4409in" svg:y="4.476in">
            <draw:object draw:notify-on-update-of-ranges="Sheet1.C1:Sheet1.C1 Sheet1.C8:Sheet1.C22 Sheet1.I1:Sheet1.I1 Sheet1.I8:Sheet1.I22 Sheet1.K1:Sheet1.K1 Sheet1.K8:Sheet1.K22 Sheet1.J1:Sheet1.J1 Sheet1.J8:Sheet1.J22 Sheet1.L1:Sheet1.L1 Sheet1.L8:Sheet1.L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1417in" svg:height="4.3193in" svg:x="19.4512in" svg:y="8.0315in">
            <draw:object draw:notify-on-update-of-ranges="Sheet1.D1:Sheet1.D1 Sheet1.D23:Sheet1.D39 Sheet1.I1:Sheet1.I1 Sheet1.I23:Sheet1.I39 Sheet1.K1:Sheet1.K1 Sheet1.K23:Sheet1.K39 Sheet1.J1:Sheet1.J1 Sheet1.J23:Sheet1.J39 Sheet1.L1:Sheet1.L1 Sheet1.L23:Sheet1.L3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num_values_to_hash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chunk_size</text:p>
          </table:table-cell>
          <table:table-cell office:value-type="string" calcext:value-type="string">
            <text:p>Serial Time</text:p>
          </table:table-cell>
          <table:table-cell office:value-type="string" calcext:value-type="string">
            <text:p>Static Time</text:p>
          </table:table-cell>
          <table:table-cell office:value-type="string" calcext:value-type="string">
            <text:p>Dynamic Time</text:p>
          </table:table-cell>
          <table:table-cell/>
          <table:table-cell office:value-type="string" calcext:value-type="string">
            <text:p>Static Speedup</text:p>
          </table:table-cell>
          <table:table-cell office:value-type="string" calcext:value-type="string">
            <text:p>Static Efficiency</text:p>
          </table:table-cell>
          <table:table-cell office:value-type="string" calcext:value-type="string">
            <text:p>Dynamic Speedup</text:p>
          </table:table-cell>
          <table:table-cell office:value-type="string" calcext:value-type="string">
            <text:p>Dynamic Efficiency</text:p>
          </table:table-cell>
        </table:table-row>
        <table:table-row table:style-name="ro1">
          <table:table-cell office:value-type="string" calcext:value-type="string">
            <text:p>1.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9" calcext:value-type="float">
            <text:p>0.000009</text:p>
          </table:table-cell>
          <table:table-cell/>
          <table:table-cell table:formula="of:=([.E2]/[.F2])" office:value-type="float" office:value="2.8" calcext:value-type="float">
            <text:p>2.8</text:p>
          </table:table-cell>
          <table:table-cell table:formula="of:=([.I2]/[.C2])" office:value-type="float" office:value="1.4" calcext:value-type="float">
            <text:p>1.4</text:p>
          </table:table-cell>
          <table:table-cell table:formula="of:=[.E2]/[.G2]" office:value-type="float" office:value="3.11111111111111" calcext:value-type="float">
            <text:p>3.1111111111</text:p>
          </table:table-cell>
          <table:table-cell table:formula="of:=([.K2]/[.C2])" office:value-type="float" office:value="1.55555555555556" calcext:value-type="float">
            <text:p>1.5555555556</text:p>
          </table:table-cell>
        </table:table-row>
        <table:table-row table:style-name="ro1">
          <table:table-cell office:value-type="string" calcext:value-type="string">
            <text:p>1.b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0071" calcext:value-type="float">
            <text:p>0.000071</text:p>
          </table:table-cell>
          <table:table-cell/>
          <table:table-cell table:formula="of:=([.E3]/[.F3])" office:value-type="float" office:value="1.95081967213115" calcext:value-type="float">
            <text:p>1.9508196721</text:p>
          </table:table-cell>
          <table:table-cell table:formula="of:=([.I3]/[.C3])" office:value-type="float" office:value="0.975409836065574" calcext:value-type="float">
            <text:p>0.9754098361</text:p>
          </table:table-cell>
          <table:table-cell table:formula="of:=[.E3]/[.G3]" office:value-type="float" office:value="1.67605633802817" calcext:value-type="float">
            <text:p>1.676056338</text:p>
          </table:table-cell>
          <table:table-cell table:formula="of:=([.K3]/[.C3])" office:value-type="float" office:value="0.838028169014085" calcext:value-type="float">
            <text:p>0.838028169</text:p>
          </table:table-cell>
        </table:table-row>
        <table:table-row table:style-name="ro1">
          <table:table-cell office:value-type="string" calcext:value-type="string">
            <text:p>1.c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4" calcext:value-type="float">
            <text:p>0.0004</text:p>
          </table:table-cell>
          <table:table-cell/>
          <table:table-cell table:formula="of:=([.E4]/[.F4])" office:value-type="float" office:value="1.87760416666667" calcext:value-type="float">
            <text:p>1.8776041667</text:p>
          </table:table-cell>
          <table:table-cell table:formula="of:=([.I4]/[.C4])" office:value-type="float" office:value="0.938802083333333" calcext:value-type="float">
            <text:p>0.9388020833</text:p>
          </table:table-cell>
          <table:table-cell table:formula="of:=[.E4]/[.G4]" office:value-type="float" office:value="1.8025" calcext:value-type="float">
            <text:p>1.8025</text:p>
          </table:table-cell>
          <table:table-cell table:formula="of:=([.K4]/[.C4])" office:value-type="float" office:value="0.90125" calcext:value-type="float">
            <text:p>0.90125</text:p>
          </table:table-cell>
        </table:table-row>
        <table:table-row table:style-name="ro1">
          <table:table-cell office:value-type="string" calcext:value-type="string">
            <text:p>1.d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7461" calcext:value-type="float">
            <text:p>0.007461</text:p>
          </table:table-cell>
          <table:table-cell office:value-type="float" office:value="0.004464" calcext:value-type="float">
            <text:p>0.004464</text:p>
          </table:table-cell>
          <table:table-cell office:value-type="float" office:value="0.004342" calcext:value-type="float">
            <text:p>0.004342</text:p>
          </table:table-cell>
          <table:table-cell/>
          <table:table-cell table:formula="of:=([.E5]/[.F5])" office:value-type="float" office:value="1.67137096774194" calcext:value-type="float">
            <text:p>1.6713709677</text:p>
          </table:table-cell>
          <table:table-cell table:formula="of:=([.I5]/[.C5])" office:value-type="float" office:value="0.835685483870968" calcext:value-type="float">
            <text:p>0.8356854839</text:p>
          </table:table-cell>
          <table:table-cell table:formula="of:=[.E5]/[.G5]" office:value-type="float" office:value="1.71833256563795" calcext:value-type="float">
            <text:p>1.7183325656</text:p>
          </table:table-cell>
          <table:table-cell table:formula="of:=([.K5]/[.C5])" office:value-type="float" office:value="0.859166282818977" calcext:value-type="float">
            <text:p>0.8591662828</text:p>
          </table:table-cell>
        </table:table-row>
        <table:table-row table:style-name="ro1">
          <table:table-cell office:value-type="string" calcext:value-type="string">
            <text:p>1.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7133" calcext:value-type="float">
            <text:p>0.087133</text:p>
          </table:table-cell>
          <table:table-cell office:value-type="float" office:value="0.058789" calcext:value-type="float">
            <text:p>0.058789</text:p>
          </table:table-cell>
          <table:table-cell office:value-type="float" office:value="0.054946" calcext:value-type="float">
            <text:p>0.054946</text:p>
          </table:table-cell>
          <table:table-cell/>
          <table:table-cell table:formula="of:=([.E6]/[.F6])" office:value-type="float" office:value="1.4821310109034" calcext:value-type="float">
            <text:p>1.4821310109</text:p>
          </table:table-cell>
          <table:table-cell table:formula="of:=([.I6]/[.C6])" office:value-type="float" office:value="0.7410655054517" calcext:value-type="float">
            <text:p>0.7410655055</text:p>
          </table:table-cell>
          <table:table-cell table:formula="of:=[.E6]/[.G6]" office:value-type="float" office:value="1.58579332435482" calcext:value-type="float">
            <text:p>1.5857933244</text:p>
          </table:table-cell>
          <table:table-cell table:formula="of:=([.K6]/[.C6])" office:value-type="float" office:value="0.792896662177411" calcext:value-type="float">
            <text:p>0.7928966622</text:p>
          </table:table-cell>
        </table:table-row>
        <table:table-row table:style-name="ro1">
          <table:table-cell office:value-type="string" calcext:value-type="string">
            <text:p>1.f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095774" calcext:value-type="float">
            <text:p>1.095774</text:p>
          </table:table-cell>
          <table:table-cell office:value-type="float" office:value="0.774483" calcext:value-type="float">
            <text:p>0.774483</text:p>
          </table:table-cell>
          <table:table-cell office:value-type="float" office:value="0.71549" calcext:value-type="float">
            <text:p>0.71549</text:p>
          </table:table-cell>
          <table:table-cell/>
          <table:table-cell table:formula="of:=([.E7]/[.F7])" office:value-type="float" office:value="1.41484577453605" calcext:value-type="float">
            <text:p>1.4148457745</text:p>
          </table:table-cell>
          <table:table-cell table:formula="of:=([.I7]/[.C7])" office:value-type="float" office:value="0.707422887268023" calcext:value-type="float">
            <text:p>0.7074228873</text:p>
          </table:table-cell>
          <table:table-cell table:formula="of:=[.E7]/[.G7]" office:value-type="float" office:value="1.53150148849041" calcext:value-type="float">
            <text:p>1.5315014885</text:p>
          </table:table-cell>
          <table:table-cell table:formula="of:=([.K7]/[.C7])" office:value-type="float" office:value="0.765750744245203" calcext:value-type="float">
            <text:p>0.7657507442</text:p>
          </table:table-cell>
        </table:table-row>
        <table:table-row table:style-name="ro1">
          <table:table-cell office:value-type="string" calcext:value-type="string">
            <text:p>2.a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403" calcext:value-type="float">
            <text:p>0.000403</text:p>
          </table:table-cell>
          <table:table-cell/>
          <table:table-cell table:formula="of:=([.E8]/[.F8])" office:value-type="float" office:value="1.7735368956743" calcext:value-type="float">
            <text:p>1.7735368957</text:p>
          </table:table-cell>
          <table:table-cell table:formula="of:=([.I8]/[.C8])" office:value-type="float" office:value="0.88676844783715" calcext:value-type="float">
            <text:p>0.8867684478</text:p>
          </table:table-cell>
          <table:table-cell table:formula="of:=[.E8]/[.G8]" office:value-type="float" office:value="1.72952853598015" calcext:value-type="float">
            <text:p>1.729528536</text:p>
          </table:table-cell>
          <table:table-cell table:formula="of:=([.K8]/[.C8])" office:value-type="float" office:value="0.864764267990074" calcext:value-type="float">
            <text:p>0.864764268</text:p>
          </table:table-cell>
        </table:table-row>
        <table:table-row table:style-name="ro1">
          <table:table-cell office:value-type="string" calcext:value-type="string">
            <text:p>2.b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03334" calcext:value-type="float">
            <text:p>0.003334</text:p>
          </table:table-cell>
          <table:table-cell/>
          <table:table-cell table:formula="of:=([.E9]/[.F9])" office:value-type="float" office:value="0.21584038694075" calcext:value-type="float">
            <text:p>0.2158403869</text:p>
          </table:table-cell>
          <table:table-cell table:formula="of:=([.I9]/[.C9])" office:value-type="float" office:value="0.0539600967351874" calcext:value-type="float">
            <text:p>0.0539600967</text:p>
          </table:table-cell>
          <table:table-cell table:formula="of:=[.E9]/[.G9]" office:value-type="float" office:value="0.214157168566287" calcext:value-type="float">
            <text:p>0.2141571686</text:p>
          </table:table-cell>
          <table:table-cell table:formula="of:=([.K9]/[.C9])" office:value-type="float" office:value="0.0535392921415717" calcext:value-type="float">
            <text:p>0.0535392921</text:p>
          </table:table-cell>
        </table:table-row>
        <table:table-row table:style-name="ro1">
          <table:table-cell office:value-type="string" calcext:value-type="string">
            <text:p>2.c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.000515" calcext:value-type="float">
            <text:p>0.000515</text:p>
          </table:table-cell>
          <table:table-cell/>
          <table:table-cell table:formula="of:=([.E10]/[.F10])" office:value-type="float" office:value="1.4953095684803" calcext:value-type="float">
            <text:p>1.4953095685</text:p>
          </table:table-cell>
          <table:table-cell table:formula="of:=([.I10]/[.C10])" office:value-type="float" office:value="0.249218261413383" calcext:value-type="float">
            <text:p>0.2492182614</text:p>
          </table:table-cell>
          <table:table-cell table:formula="of:=[.E10]/[.G10]" office:value-type="float" office:value="1.54757281553398" calcext:value-type="float">
            <text:p>1.5475728155</text:p>
          </table:table-cell>
          <table:table-cell table:formula="of:=([.K10]/[.C10])" office:value-type="float" office:value="0.257928802588997" calcext:value-type="float">
            <text:p>0.2579288026</text:p>
          </table:table-cell>
        </table:table-row>
        <table:table-row table:style-name="ro1">
          <table:table-cell office:value-type="string" calcext:value-type="string">
            <text:p>2.d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406" calcext:value-type="float">
            <text:p>0.000406</text:p>
          </table:table-cell>
          <table:table-cell/>
          <table:table-cell table:formula="of:=([.E11]/[.F11])" office:value-type="float" office:value="1.74346793349169" calcext:value-type="float">
            <text:p>1.7434679335</text:p>
          </table:table-cell>
          <table:table-cell table:formula="of:=([.I11]/[.C11])" office:value-type="float" office:value="0.217933491686461" calcext:value-type="float">
            <text:p>0.2179334917</text:p>
          </table:table-cell>
          <table:table-cell table:formula="of:=[.E11]/[.G11]" office:value-type="float" office:value="1.80788177339901" calcext:value-type="float">
            <text:p>1.8078817734</text:p>
          </table:table-cell>
          <table:table-cell table:formula="of:=([.K11]/[.C11])" office:value-type="float" office:value="0.225985221674877" calcext:value-type="float">
            <text:p>0.2259852217</text:p>
          </table:table-cell>
        </table:table-row>
        <table:table-row table:style-name="ro1">
          <table:table-cell office:value-type="string" calcext:value-type="string">
            <text:p>2.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462" calcext:value-type="float">
            <text:p>0.000462</text:p>
          </table:table-cell>
          <table:table-cell/>
          <table:table-cell table:formula="of:=([.E12]/[.F12])" office:value-type="float" office:value="1.69626168224299" calcext:value-type="float">
            <text:p>1.6962616822</text:p>
          </table:table-cell>
          <table:table-cell table:formula="of:=([.I12]/[.C12])" office:value-type="float" office:value="0.169626168224299" calcext:value-type="float">
            <text:p>0.1696261682</text:p>
          </table:table-cell>
          <table:table-cell table:formula="of:=[.E12]/[.G12]" office:value-type="float" office:value="1.57142857142857" calcext:value-type="float">
            <text:p>1.5714285714</text:p>
          </table:table-cell>
          <table:table-cell table:formula="of:=([.K12]/[.C12])" office:value-type="float" office:value="0.157142857142857" calcext:value-type="float">
            <text:p>0.1571428571</text:p>
          </table:table-cell>
        </table:table-row>
        <table:table-row table:style-name="ro1">
          <table:table-cell office:value-type="string" calcext:value-type="string">
            <text:p>2.f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0.000477" calcext:value-type="float">
            <text:p>0.000477</text:p>
          </table:table-cell>
          <table:table-cell/>
          <table:table-cell table:formula="of:=([.E13]/[.F13])" office:value-type="float" office:value="1.52674897119342" calcext:value-type="float">
            <text:p>1.5267489712</text:p>
          </table:table-cell>
          <table:table-cell table:formula="of:=([.I13]/[.C13])" office:value-type="float" office:value="0.0763374485596708" calcext:value-type="float">
            <text:p>0.0763374486</text:p>
          </table:table-cell>
          <table:table-cell table:formula="of:=[.E13]/[.G13]" office:value-type="float" office:value="1.55555555555556" calcext:value-type="float">
            <text:p>1.5555555556</text:p>
          </table:table-cell>
          <table:table-cell table:formula="of:=([.K13]/[.C13])" office:value-type="float" office:value="0.0777777777777778" calcext:value-type="float">
            <text:p>0.0777777778</text:p>
          </table:table-cell>
        </table:table-row>
        <table:table-row table:style-name="ro1">
          <table:table-cell office:value-type="string" calcext:value-type="string">
            <text:p>2.g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56" calcext:value-type="float">
            <text:p>0.00056</text:p>
          </table:table-cell>
          <table:table-cell/>
          <table:table-cell table:formula="of:=([.E14]/[.F14])" office:value-type="float" office:value="1.4375" calcext:value-type="float">
            <text:p>1.4375</text:p>
          </table:table-cell>
          <table:table-cell table:formula="of:=([.I14]/[.C14])" office:value-type="float" office:value="0.0359375" calcext:value-type="float">
            <text:p>0.0359375</text:p>
          </table:table-cell>
          <table:table-cell table:formula="of:=[.E14]/[.G14]" office:value-type="float" office:value="1.31428571428571" calcext:value-type="float">
            <text:p>1.3142857143</text:p>
          </table:table-cell>
          <table:table-cell table:formula="of:=([.K14]/[.C14])" office:value-type="float" office:value="0.0328571428571429" calcext:value-type="float">
            <text:p>0.0328571429</text:p>
          </table:table-cell>
        </table:table-row>
        <table:table-row table:style-name="ro1">
          <table:table-cell office:value-type="string" calcext:value-type="string">
            <text:p>2.h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566" calcext:value-type="float">
            <text:p>0.000566</text:p>
          </table:table-cell>
          <table:table-cell/>
          <table:table-cell table:formula="of:=([.E15]/[.F15])" office:value-type="float" office:value="1.11386861313869" calcext:value-type="float">
            <text:p>1.1138686131</text:p>
          </table:table-cell>
          <table:table-cell table:formula="of:=([.I15]/[.C15])" office:value-type="float" office:value="0.0185644768856448" calcext:value-type="float">
            <text:p>0.0185644769</text:p>
          </table:table-cell>
          <table:table-cell table:formula="of:=[.E15]/[.G15]" office:value-type="float" office:value="1.34805653710247" calcext:value-type="float">
            <text:p>1.3480565371</text:p>
          </table:table-cell>
          <table:table-cell table:formula="of:=([.K15]/[.C15])" office:value-type="float" office:value="0.0224676089517079" calcext:value-type="float">
            <text:p>0.022467609</text:p>
          </table:table-cell>
        </table:table-row>
        <table:table-row table:style-name="ro1">
          <table:table-cell office:value-type="string" calcext:value-type="string">
            <text:p>2.i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00756" calcext:value-type="float">
            <text:p>0.000756</text:p>
          </table:table-cell>
          <table:table-cell/>
          <table:table-cell table:formula="of:=([.E16]/[.F16])" office:value-type="float" office:value="0.944654088050315" calcext:value-type="float">
            <text:p>0.9446540881</text:p>
          </table:table-cell>
          <table:table-cell table:formula="of:=([.I16]/[.C16])" office:value-type="float" office:value="0.0118081761006289" calcext:value-type="float">
            <text:p>0.0118081761</text:p>
          </table:table-cell>
          <table:table-cell table:formula="of:=[.E16]/[.G16]" office:value-type="float" office:value="0.993386243386243" calcext:value-type="float">
            <text:p>0.9933862434</text:p>
          </table:table-cell>
          <table:table-cell table:formula="of:=([.K16]/[.C16])" office:value-type="float" office:value="0.012417328042328" calcext:value-type="float">
            <text:p>0.012417328</text:p>
          </table:table-cell>
        </table:table-row>
        <table:table-row table:style-name="ro1">
          <table:table-cell office:value-type="string" calcext:value-type="string">
            <text:p>2.j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0903" calcext:value-type="float">
            <text:p>0.000903</text:p>
          </table:table-cell>
          <table:table-cell/>
          <table:table-cell table:formula="of:=([.E17]/[.F17])" office:value-type="float" office:value="0.87066974595843" calcext:value-type="float">
            <text:p>0.870669746</text:p>
          </table:table-cell>
          <table:table-cell table:formula="of:=([.I17]/[.C17])" office:value-type="float" office:value="0.00870669745958429" calcext:value-type="float">
            <text:p>0.0087066975</text:p>
          </table:table-cell>
          <table:table-cell table:formula="of:=[.E17]/[.G17]" office:value-type="float" office:value="0.83499446290144" calcext:value-type="float">
            <text:p>0.8349944629</text:p>
          </table:table-cell>
          <table:table-cell table:formula="of:=([.K17]/[.C17])" office:value-type="float" office:value="0.0083499446290144" calcext:value-type="float">
            <text:p>0.0083499446</text:p>
          </table:table-cell>
        </table:table-row>
        <table:table-row table:style-name="ro1">
          <table:table-cell office:value-type="string" calcext:value-type="string">
            <text:p>2.k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1282" calcext:value-type="float">
            <text:p>0.001282</text:p>
          </table:table-cell>
          <table:table-cell/>
          <table:table-cell table:formula="of:=([.E18]/[.F18])" office:value-type="float" office:value="0.701013513513514" calcext:value-type="float">
            <text:p>0.7010135135</text:p>
          </table:table-cell>
          <table:table-cell table:formula="of:=([.I18]/[.C18])" office:value-type="float" office:value="0.00350506756756757" calcext:value-type="float">
            <text:p>0.0035050676</text:p>
          </table:table-cell>
          <table:table-cell table:formula="of:=[.E18]/[.G18]" office:value-type="float" office:value="0.647425897035881" calcext:value-type="float">
            <text:p>0.647425897</text:p>
          </table:table-cell>
          <table:table-cell table:formula="of:=([.K18]/[.C18])" office:value-type="float" office:value="0.00323712948517941" calcext:value-type="float">
            <text:p>0.0032371295</text:p>
          </table:table-cell>
        </table:table-row>
        <table:table-row table:style-name="ro1">
          <table:table-cell office:value-type="string" calcext:value-type="string">
            <text:p>2.l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.003077" calcext:value-type="float">
            <text:p>0.003077</text:p>
          </table:table-cell>
          <table:table-cell/>
          <table:table-cell table:formula="of:=([.E19]/[.F19])" office:value-type="float" office:value="0.399412628487518" calcext:value-type="float">
            <text:p>0.3994126285</text:p>
          </table:table-cell>
          <table:table-cell table:formula="of:=([.I19]/[.C19])" office:value-type="float" office:value="0.000998531571218796" calcext:value-type="float">
            <text:p>0.0009985316</text:p>
          </table:table-cell>
          <table:table-cell table:formula="of:=[.E19]/[.G19]" office:value-type="float" office:value="0.265193370165746" calcext:value-type="float">
            <text:p>0.2651933702</text:p>
          </table:table-cell>
          <table:table-cell table:formula="of:=([.K19]/[.C19])" office:value-type="float" office:value="0.000662983425414365" calcext:value-type="float">
            <text:p>0.0006629834</text:p>
          </table:table-cell>
        </table:table-row>
        <table:table-row table:style-name="ro1">
          <table:table-cell office:value-type="string" calcext:value-type="string">
            <text:p>2.m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.005514" calcext:value-type="float">
            <text:p>0.005514</text:p>
          </table:table-cell>
          <table:table-cell/>
          <table:table-cell table:formula="of:=([.E20]/[.F20])" office:value-type="float" office:value="0.21138014527845" calcext:value-type="float">
            <text:p>0.2113801453</text:p>
          </table:table-cell>
          <table:table-cell table:formula="of:=([.I20]/[.C20])" office:value-type="float" office:value="0.000352300242130751" calcext:value-type="float">
            <text:p>0.0003523002</text:p>
          </table:table-cell>
          <table:table-cell table:formula="of:=[.E20]/[.G20]" office:value-type="float" office:value="0.158324265505985" calcext:value-type="float">
            <text:p>0.1583242655</text:p>
          </table:table-cell>
          <table:table-cell table:formula="of:=([.K20]/[.C20])" office:value-type="float" office:value="0.000263873775843308" calcext:value-type="float">
            <text:p>0.0002638738</text:p>
          </table:table-cell>
        </table:table-row>
        <table:table-row table:style-name="ro1">
          <table:table-cell office:value-type="string" calcext:value-type="string">
            <text:p>2.n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4224" calcext:value-type="float">
            <text:p>0.004224</text:p>
          </table:table-cell>
          <table:table-cell/>
          <table:table-cell table:formula="of:=([.E21]/[.F21])" office:value-type="float" office:value="0.177844311377246" calcext:value-type="float">
            <text:p>0.1778443114</text:p>
          </table:table-cell>
          <table:table-cell table:formula="of:=([.I21]/[.C21])" office:value-type="float" office:value="0.000222305389221557" calcext:value-type="float">
            <text:p>0.0002223054</text:p>
          </table:table-cell>
          <table:table-cell table:formula="of:=[.E21]/[.G21]" office:value-type="float" office:value="0.2109375" calcext:value-type="float">
            <text:p>0.2109375</text:p>
          </table:table-cell>
          <table:table-cell table:formula="of:=([.K21]/[.C21])" office:value-type="float" office:value="0.000263671875" calcext:value-type="float">
            <text:p>0.0002636719</text:p>
          </table:table-cell>
        </table:table-row>
        <table:table-row table:style-name="ro1">
          <table:table-cell office:value-type="string" calcext:value-type="string">
            <text:p>2.o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6649" calcext:value-type="float">
            <text:p>0.006649</text:p>
          </table:table-cell>
          <table:table-cell office:value-type="float" office:value="0.005447" calcext:value-type="float">
            <text:p>0.005447</text:p>
          </table:table-cell>
          <table:table-cell/>
          <table:table-cell table:formula="of:=([.E22]/[.F22])" office:value-type="float" office:value="0.123176417506392" calcext:value-type="float">
            <text:p>0.1231764175</text:p>
          </table:table-cell>
          <table:table-cell table:formula="of:=([.I22]/[.C22])" office:value-type="float" office:value="0.000123176417506392" calcext:value-type="float">
            <text:p>0.0001231764</text:p>
          </table:table-cell>
          <table:table-cell table:formula="of:=[.E22]/[.G22]" office:value-type="float" office:value="0.15035799522673" calcext:value-type="float">
            <text:p>0.1503579952</text:p>
          </table:table-cell>
          <table:table-cell table:formula="of:=([.K22]/[.C22])" office:value-type="float" office:value="0.00015035799522673" calcext:value-type="float">
            <text:p>0.000150358</text:p>
          </table:table-cell>
        </table:table-row>
        <table:table-row table:style-name="ro1">
          <table:table-cell office:value-type="string" calcext:value-type="string">
            <text:p>3.a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5869" calcext:value-type="float">
            <text:p>0.005869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503" calcext:value-type="float">
            <text:p>0.003503</text:p>
          </table:table-cell>
          <table:table-cell/>
          <table:table-cell table:formula="of:=([.E23]/[.F23])" office:value-type="float" office:value="1.629372570794" calcext:value-type="float">
            <text:p>1.6293725708</text:p>
          </table:table-cell>
          <table:table-cell table:formula="of:=([.I23]/[.C23])" office:value-type="float" office:value="0.814686285397002" calcext:value-type="float">
            <text:p>0.8146862854</text:p>
          </table:table-cell>
          <table:table-cell table:formula="of:=[.E23]/[.G23]" office:value-type="float" office:value="1.67542106765629" calcext:value-type="float">
            <text:p>1.6754210677</text:p>
          </table:table-cell>
          <table:table-cell table:formula="of:=([.K23]/[.C23])" office:value-type="float" office:value="0.837710533828147" calcext:value-type="float">
            <text:p>0.8377105338</text:p>
          </table:table-cell>
        </table:table-row>
        <table:table-row table:style-name="ro1">
          <table:table-cell office:value-type="string" calcext:value-type="string">
            <text:p>3.b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5883" calcext:value-type="float">
            <text:p>0.005883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498" calcext:value-type="float">
            <text:p>0.003498</text:p>
          </table:table-cell>
          <table:table-cell/>
          <table:table-cell table:formula="of:=([.E24]/[.F24])" office:value-type="float" office:value="1.67368421052632" calcext:value-type="float">
            <text:p>1.6736842105</text:p>
          </table:table-cell>
          <table:table-cell table:formula="of:=([.I24]/[.C24])" office:value-type="float" office:value="0.836842105263158" calcext:value-type="float">
            <text:p>0.8368421053</text:p>
          </table:table-cell>
          <table:table-cell table:formula="of:=[.E24]/[.G24]" office:value-type="float" office:value="1.68181818181818" calcext:value-type="float">
            <text:p>1.6818181818</text:p>
          </table:table-cell>
          <table:table-cell table:formula="of:=([.K24]/[.C24])" office:value-type="float" office:value="0.840909090909091" calcext:value-type="float">
            <text:p>0.8409090909</text:p>
          </table:table-cell>
        </table:table-row>
        <table:table-row table:style-name="ro1">
          <table:table-cell office:value-type="string" calcext:value-type="string">
            <text:p>3.c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5857" calcext:value-type="float">
            <text:p>0.005857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003492" calcext:value-type="float">
            <text:p>0.003492</text:p>
          </table:table-cell>
          <table:table-cell/>
          <table:table-cell table:formula="of:=([.E25]/[.F25])" office:value-type="float" office:value="1.66771070615034" calcext:value-type="float">
            <text:p>1.6677107062</text:p>
          </table:table-cell>
          <table:table-cell table:formula="of:=([.I25]/[.C25])" office:value-type="float" office:value="0.833855353075171" calcext:value-type="float">
            <text:p>0.8338553531</text:p>
          </table:table-cell>
          <table:table-cell table:formula="of:=[.E25]/[.G25]" office:value-type="float" office:value="1.67726231386025" calcext:value-type="float">
            <text:p>1.6772623139</text:p>
          </table:table-cell>
          <table:table-cell table:formula="of:=([.K25]/[.C25])" office:value-type="float" office:value="0.838631156930126" calcext:value-type="float">
            <text:p>0.8386311569</text:p>
          </table:table-cell>
        </table:table-row>
        <table:table-row table:style-name="ro1">
          <table:table-cell office:value-type="string" calcext:value-type="string">
            <text:p>3.d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5856" calcext:value-type="float">
            <text:p>0.005856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45" calcext:value-type="float">
            <text:p>0.00345</text:p>
          </table:table-cell>
          <table:table-cell/>
          <table:table-cell table:formula="of:=([.E26]/[.F26])" office:value-type="float" office:value="1.67409948542024" calcext:value-type="float">
            <text:p>1.6740994854</text:p>
          </table:table-cell>
          <table:table-cell table:formula="of:=([.I26]/[.C26])" office:value-type="float" office:value="0.83704974271012" calcext:value-type="float">
            <text:p>0.8370497427</text:p>
          </table:table-cell>
          <table:table-cell table:formula="of:=[.E26]/[.G26]" office:value-type="float" office:value="1.69739130434783" calcext:value-type="float">
            <text:p>1.6973913043</text:p>
          </table:table-cell>
          <table:table-cell table:formula="of:=([.K26]/[.C26])" office:value-type="float" office:value="0.848695652173913" calcext:value-type="float">
            <text:p>0.8486956522</text:p>
          </table:table-cell>
        </table:table-row>
        <table:table-row table:style-name="ro1">
          <table:table-cell office:value-type="string" calcext:value-type="string">
            <text:p>3.e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5903" calcext:value-type="float">
            <text:p>0.005903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3425" calcext:value-type="float">
            <text:p>0.003425</text:p>
          </table:table-cell>
          <table:table-cell/>
          <table:table-cell table:formula="of:=([.E27]/[.F27])" office:value-type="float" office:value="1.6928591912819" calcext:value-type="float">
            <text:p>1.6928591913</text:p>
          </table:table-cell>
          <table:table-cell table:formula="of:=([.I27]/[.C27])" office:value-type="float" office:value="0.846429595640952" calcext:value-type="float">
            <text:p>0.8464295956</text:p>
          </table:table-cell>
          <table:table-cell table:formula="of:=[.E27]/[.G27]" office:value-type="float" office:value="1.72350364963504" calcext:value-type="float">
            <text:p>1.7235036496</text:p>
          </table:table-cell>
          <table:table-cell table:formula="of:=([.K27]/[.C27])" office:value-type="float" office:value="0.861751824817518" calcext:value-type="float">
            <text:p>0.8617518248</text:p>
          </table:table-cell>
        </table:table-row>
        <table:table-row table:style-name="ro1">
          <table:table-cell office:value-type="string" calcext:value-type="string">
            <text:p>3.f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05922" calcext:value-type="float">
            <text:p>0.005922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501" calcext:value-type="float">
            <text:p>0.003501</text:p>
          </table:table-cell>
          <table:table-cell/>
          <table:table-cell table:formula="of:=([.E28]/[.F28])" office:value-type="float" office:value="1.6676992396508" calcext:value-type="float">
            <text:p>1.6676992397</text:p>
          </table:table-cell>
          <table:table-cell table:formula="of:=([.I28]/[.C28])" office:value-type="float" office:value="0.833849619825401" calcext:value-type="float">
            <text:p>0.8338496198</text:p>
          </table:table-cell>
          <table:table-cell table:formula="of:=[.E28]/[.G28]" office:value-type="float" office:value="1.69151670951157" calcext:value-type="float">
            <text:p>1.6915167095</text:p>
          </table:table-cell>
          <table:table-cell table:formula="of:=([.K28]/[.C28])" office:value-type="float" office:value="0.845758354755784" calcext:value-type="float">
            <text:p>0.8457583548</text:p>
          </table:table-cell>
        </table:table-row>
        <table:table-row table:style-name="ro1">
          <table:table-cell office:value-type="string" calcext:value-type="string">
            <text:p>3.g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05847" calcext:value-type="float">
            <text:p>0.005847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515" calcext:value-type="float">
            <text:p>0.003515</text:p>
          </table:table-cell>
          <table:table-cell/>
          <table:table-cell table:formula="of:=([.E29]/[.F29])" office:value-type="float" office:value="1.64657842861166" calcext:value-type="float">
            <text:p>1.6465784286</text:p>
          </table:table-cell>
          <table:table-cell table:formula="of:=([.I29]/[.C29])" office:value-type="float" office:value="0.823289214305829" calcext:value-type="float">
            <text:p>0.8232892143</text:p>
          </table:table-cell>
          <table:table-cell table:formula="of:=[.E29]/[.G29]" office:value-type="float" office:value="1.66344238975818" calcext:value-type="float">
            <text:p>1.6634423898</text:p>
          </table:table-cell>
          <table:table-cell table:formula="of:=([.K29]/[.C29])" office:value-type="float" office:value="0.83172119487909" calcext:value-type="float">
            <text:p>0.8317211949</text:p>
          </table:table-cell>
        </table:table-row>
        <table:table-row table:style-name="ro1">
          <table:table-cell office:value-type="string" calcext:value-type="string">
            <text:p>3.h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44" calcext:value-type="float">
            <text:p>0.00344</text:p>
          </table:table-cell>
          <table:table-cell/>
          <table:table-cell table:formula="of:=([.E30]/[.F30])" office:value-type="float" office:value="1.65161290322581" calcext:value-type="float">
            <text:p>1.6516129032</text:p>
          </table:table-cell>
          <table:table-cell table:formula="of:=([.I30]/[.C30])" office:value-type="float" office:value="0.825806451612903" calcext:value-type="float">
            <text:p>0.8258064516</text:p>
          </table:table-cell>
          <table:table-cell table:formula="of:=[.E30]/[.G30]" office:value-type="float" office:value="1.71162790697674" calcext:value-type="float">
            <text:p>1.711627907</text:p>
          </table:table-cell>
          <table:table-cell table:formula="of:=([.K30]/[.C30])" office:value-type="float" office:value="0.855813953488372" calcext:value-type="float">
            <text:p>0.8558139535</text:p>
          </table:table-cell>
        </table:table-row>
        <table:table-row table:style-name="ro1">
          <table:table-cell office:value-type="string" calcext:value-type="string">
            <text:p>3.i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446" calcext:value-type="float">
            <text:p>0.003446</text:p>
          </table:table-cell>
          <table:table-cell/>
          <table:table-cell table:formula="of:=([.E31]/[.F31])" office:value-type="float" office:value="1.65411632481034" calcext:value-type="float">
            <text:p>1.6541163248</text:p>
          </table:table-cell>
          <table:table-cell table:formula="of:=([.I31]/[.C31])" office:value-type="float" office:value="0.82705816240517" calcext:value-type="float">
            <text:p>0.8270581624</text:p>
          </table:table-cell>
          <table:table-cell table:formula="of:=[.E31]/[.G31]" office:value-type="float" office:value="1.70835751596053" calcext:value-type="float">
            <text:p>1.708357516</text:p>
          </table:table-cell>
          <table:table-cell table:formula="of:=([.K31]/[.C31])" office:value-type="float" office:value="0.854178757980267" calcext:value-type="float">
            <text:p>0.854178758</text:p>
          </table:table-cell>
        </table:table-row>
        <table:table-row table:style-name="ro1">
          <table:table-cell office:value-type="string" calcext:value-type="string">
            <text:p>3.j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5915" calcext:value-type="float">
            <text:p>0.005915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445" calcext:value-type="float">
            <text:p>0.003445</text:p>
          </table:table-cell>
          <table:table-cell/>
          <table:table-cell table:formula="of:=([.E32]/[.F32])" office:value-type="float" office:value="1.65500839395635" calcext:value-type="float">
            <text:p>1.655008394</text:p>
          </table:table-cell>
          <table:table-cell table:formula="of:=([.I32]/[.C32])" office:value-type="float" office:value="0.827504196978176" calcext:value-type="float">
            <text:p>0.827504197</text:p>
          </table:table-cell>
          <table:table-cell table:formula="of:=[.E32]/[.G32]" office:value-type="float" office:value="1.71698113207547" calcext:value-type="float">
            <text:p>1.7169811321</text:p>
          </table:table-cell>
          <table:table-cell table:formula="of:=([.K32]/[.C32])" office:value-type="float" office:value="0.858490566037736" calcext:value-type="float">
            <text:p>0.858490566</text:p>
          </table:table-cell>
        </table:table-row>
        <table:table-row table:style-name="ro1">
          <table:table-cell office:value-type="string" calcext:value-type="string">
            <text:p>3.k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5964" calcext:value-type="float">
            <text:p>0.005964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488" calcext:value-type="float">
            <text:p>0.003488</text:p>
          </table:table-cell>
          <table:table-cell/>
          <table:table-cell table:formula="of:=([.E33]/[.F33])" office:value-type="float" office:value="1.67340067340067" calcext:value-type="float">
            <text:p>1.6734006734</text:p>
          </table:table-cell>
          <table:table-cell table:formula="of:=([.I33]/[.C33])" office:value-type="float" office:value="0.836700336700337" calcext:value-type="float">
            <text:p>0.8367003367</text:p>
          </table:table-cell>
          <table:table-cell table:formula="of:=[.E33]/[.G33]" office:value-type="float" office:value="1.7098623853211" calcext:value-type="float">
            <text:p>1.7098623853</text:p>
          </table:table-cell>
          <table:table-cell table:formula="of:=([.K33]/[.C33])" office:value-type="float" office:value="0.85493119266055" calcext:value-type="float">
            <text:p>0.8549311927</text:p>
          </table:table-cell>
        </table:table-row>
        <table:table-row table:style-name="ro1">
          <table:table-cell office:value-type="string" calcext:value-type="string">
            <text:p>3.l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5877" calcext:value-type="float">
            <text:p>0.005877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538" calcext:value-type="float">
            <text:p>0.003538</text:p>
          </table:table-cell>
          <table:table-cell/>
          <table:table-cell table:formula="of:=([.E34]/[.F34])" office:value-type="float" office:value="1.67007672634271" calcext:value-type="float">
            <text:p>1.6700767263</text:p>
          </table:table-cell>
          <table:table-cell table:formula="of:=([.I34]/[.C34])" office:value-type="float" office:value="0.835038363171355" calcext:value-type="float">
            <text:p>0.8350383632</text:p>
          </table:table-cell>
          <table:table-cell table:formula="of:=[.E34]/[.G34]" office:value-type="float" office:value="1.66110797060486" calcext:value-type="float">
            <text:p>1.6611079706</text:p>
          </table:table-cell>
          <table:table-cell table:formula="of:=([.K34]/[.C34])" office:value-type="float" office:value="0.830553985302431" calcext:value-type="float">
            <text:p>0.8305539853</text:p>
          </table:table-cell>
        </table:table-row>
        <table:table-row table:style-name="ro1">
          <table:table-cell office:value-type="string" calcext:value-type="string">
            <text:p>3.m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005994" calcext:value-type="float">
            <text:p>0.005994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3479" calcext:value-type="float">
            <text:p>0.003479</text:p>
          </table:table-cell>
          <table:table-cell/>
          <table:table-cell table:formula="of:=([.E35]/[.F35])" office:value-type="float" office:value="1.73236994219653" calcext:value-type="float">
            <text:p>1.7323699422</text:p>
          </table:table-cell>
          <table:table-cell table:formula="of:=([.I35]/[.C35])" office:value-type="float" office:value="0.866184971098266" calcext:value-type="float">
            <text:p>0.8661849711</text:p>
          </table:table-cell>
          <table:table-cell table:formula="of:=[.E35]/[.G35]" office:value-type="float" office:value="1.7229088818626" calcext:value-type="float">
            <text:p>1.7229088819</text:p>
          </table:table-cell>
          <table:table-cell table:formula="of:=([.K35]/[.C35])" office:value-type="float" office:value="0.861454440931302" calcext:value-type="float">
            <text:p>0.8614544409</text:p>
          </table:table-cell>
        </table:table-row>
        <table:table-row table:style-name="ro1">
          <table:table-cell office:value-type="string" calcext:value-type="string">
            <text:p>3.n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0351" calcext:value-type="float">
            <text:p>0.00351</text:p>
          </table:table-cell>
          <table:table-cell/>
          <table:table-cell table:formula="of:=([.E36]/[.F36])" office:value-type="float" office:value="1.67386977537674" calcext:value-type="float">
            <text:p>1.6738697754</text:p>
          </table:table-cell>
          <table:table-cell table:formula="of:=([.I36]/[.C36])" office:value-type="float" office:value="0.836934887688371" calcext:value-type="float">
            <text:p>0.8369348877</text:p>
          </table:table-cell>
          <table:table-cell table:formula="of:=[.E36]/[.G36]" office:value-type="float" office:value="1.67720797720798" calcext:value-type="float">
            <text:p>1.6772079772</text:p>
          </table:table-cell>
          <table:table-cell table:formula="of:=([.K36]/[.C36])" office:value-type="float" office:value="0.838603988603989" calcext:value-type="float">
            <text:p>0.8386039886</text:p>
          </table:table-cell>
        </table:table-row>
        <table:table-row table:style-name="ro1">
          <table:table-cell office:value-type="string" calcext:value-type="string">
            <text:p>3.o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875" calcext:value-type="float">
            <text:p>0.005875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544" calcext:value-type="float">
            <text:p>0.003544</text:p>
          </table:table-cell>
          <table:table-cell/>
          <table:table-cell table:formula="of:=([.E37]/[.F37])" office:value-type="float" office:value="1.65632929235974" calcext:value-type="float">
            <text:p>1.6563292924</text:p>
          </table:table-cell>
          <table:table-cell table:formula="of:=([.I37]/[.C37])" office:value-type="float" office:value="0.82816464617987" calcext:value-type="float">
            <text:p>0.8281646462</text:p>
          </table:table-cell>
          <table:table-cell table:formula="of:=[.E37]/[.G37]" office:value-type="float" office:value="1.65773137697517" calcext:value-type="float">
            <text:p>1.657731377</text:p>
          </table:table-cell>
          <table:table-cell table:formula="of:=([.K37]/[.C37])" office:value-type="float" office:value="0.828865688487585" calcext:value-type="float">
            <text:p>0.8288656885</text:p>
          </table:table-cell>
        </table:table-row>
        <table:table-row table:style-name="ro1">
          <table:table-cell office:value-type="string" calcext:value-type="string">
            <text:p>3.p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5897" calcext:value-type="float">
            <text:p>0.005897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03555" calcext:value-type="float">
            <text:p>0.003555</text:p>
          </table:table-cell>
          <table:table-cell/>
          <table:table-cell table:formula="of:=([.E38]/[.F38])" office:value-type="float" office:value="1.65972417675204" calcext:value-type="float">
            <text:p>1.6597241768</text:p>
          </table:table-cell>
          <table:table-cell table:formula="of:=([.I38]/[.C38])" office:value-type="float" office:value="0.82986208837602" calcext:value-type="float">
            <text:p>0.8298620884</text:p>
          </table:table-cell>
          <table:table-cell table:formula="of:=[.E38]/[.G38]" office:value-type="float" office:value="1.65879043600563" calcext:value-type="float">
            <text:p>1.658790436</text:p>
          </table:table-cell>
          <table:table-cell table:formula="of:=([.K38]/[.C38])" office:value-type="float" office:value="0.829395218002813" calcext:value-type="float">
            <text:p>0.829395218</text:p>
          </table:table-cell>
        </table:table-row>
        <table:table-row table:style-name="ro1">
          <table:table-cell office:value-type="string" calcext:value-type="string">
            <text:p>3.q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.005945" calcext:value-type="float">
            <text:p>0.005945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544" calcext:value-type="float">
            <text:p>0.003544</text:p>
          </table:table-cell>
          <table:table-cell/>
          <table:table-cell table:formula="of:=([.E39]/[.F39])" office:value-type="float" office:value="1.63638865951005" calcext:value-type="float">
            <text:p>1.6363886595</text:p>
          </table:table-cell>
          <table:table-cell table:formula="of:=([.I39]/[.C39])" office:value-type="float" office:value="0.818194329755023" calcext:value-type="float">
            <text:p>0.8181943298</text:p>
          </table:table-cell>
          <table:table-cell table:formula="of:=[.E39]/[.G39]" office:value-type="float" office:value="1.67748306997743" calcext:value-type="float">
            <text:p>1.67748307</text:p>
          </table:table-cell>
          <table:table-cell table:formula="of:=([.K39]/[.C39])" office:value-type="float" office:value="0.838741534988713" calcext:value-type="float">
            <text:p>0.838741535</text:p>
          </table:table-cell>
        </table:table-row>
        <table:table-row table:style-name="ro1">
          <table:table-cell table:number-columns-repeated="8"/>
          <table:table-cell table:formula="of:=([.E40]/[.F40])" office:value-type="string" office:string-value="" calcext:value-type="error">
            <text:p>#DIV/0!</text:p>
          </table:table-cell>
          <table:table-cell table:formula="of:=([.I40]/[.C40])" office:value-type="string" office:string-value="" calcext:value-type="error">
            <text:p>#DIV/0!</text:p>
          </table:table-cell>
          <table:table-cell table:formula="of:=[.E40]/[.G40]" office:value-type="string" office:string-value="" calcext:value-type="error">
            <text:p>#DIV/0!</text:p>
          </table:table-cell>
          <table:table-cell table:formula="of:=([.K40]/[.C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table:formula="of:=([.E41]/[.F41])" office:value-type="string" office:string-value="" calcext:value-type="error">
            <text:p>#DIV/0!</text:p>
          </table:table-cell>
          <table:table-cell table:formula="of:=([.I41]/[.C41])" office:value-type="string" office:string-value="" calcext:value-type="error">
            <text:p>#DIV/0!</text:p>
          </table:table-cell>
          <table:table-cell table:formula="of:=[.E41]/[.G41]" office:value-type="string" office:string-value="" calcext:value-type="error">
            <text:p>#DIV/0!</text:p>
          </table:table-cell>
          <table:table-cell table:formula="of:=([.K41]/[.C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table:formula="of:=([.E42]/[.F42])" office:value-type="string" office:string-value="" calcext:value-type="error">
            <text:p>#DIV/0!</text:p>
          </table:table-cell>
          <table:table-cell table:formula="of:=([.I42]/[.C42])" office:value-type="string" office:string-value="" calcext:value-type="error">
            <text:p>#DIV/0!</text:p>
          </table:table-cell>
          <table:table-cell table:formula="of:=[.E42]/[.G42]" office:value-type="string" office:string-value="" calcext:value-type="error">
            <text:p>#DIV/0!</text:p>
          </table:table-cell>
          <table:table-cell table:formula="of:=([.K42]/[.C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  <table:table-cell table:formula="of:=([.E43]/[.F43])" office:value-type="string" office:string-value="" calcext:value-type="error">
            <text:p>#DIV/0!</text:p>
          </table:table-cell>
          <table:table-cell table:formula="of:=([.I43]/[.C43])" office:value-type="string" office:string-value="" calcext:value-type="error">
            <text:p>#DIV/0!</text:p>
          </table:table-cell>
          <table:table-cell table:formula="of:=[.E43]/[.G43]" office:value-type="string" office:string-value="" calcext:value-type="error">
            <text:p>#DIV/0!</text:p>
          </table:table-cell>
          <table:table-cell table:formula="of:=([.K43]/[.C43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22:22:46.044249242</meta:creation-date>
    <dc:date>2014-12-09T23:49:46.225525011</dc:date>
    <meta:editing-duration>PT25M17S</meta:editing-duration>
    <meta:editing-cycles>2</meta:editing-cycles>
    <meta:generator>LibreOffice/4.2.6.3$Linux_X86_64 LibreOffice_project/420m0$Build-3</meta:generator>
    <meta:document-statistic meta:table-count="1" meta:cell-count="44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cm" svg:height="10.759cm" xlink:href=".." xlink:type="simple" chart:class="chart:bar" chart:style-name="ch1">
        <chart:title svg:x="3.435cm" svg:y="0.351cm" chart:style-name="ch2">
          <text:p>Test 1. Increasing Number of Values Hashed</text:p>
        </chart:title>
        <chart:subtitle svg:x="4.89cm" svg:y="1.371cm" chart:style-name="ch3">
          <text:p>Thread Count = 2, Chunk Size = 5</text:p>
        </chart:subtitle>
        <chart:legend chart:legend-position="end" svg:x="12.895cm" svg:y="4.582cm" style:legend-expansion="high" chart:style-name="ch4"/>
        <chart:plot-area chart:style-name="ch5" table:cell-range-address="Sheet1.B1:Sheet1.B7 Sheet1.E1:Sheet1.G7" chart:data-source-has-labels="both" svg:x="1.327cm" svg:y="2.51cm" svg:width="10.936cm" svg:height="7.053cm">
          <chartooo:coordinate-region svg:x="2.98cm" svg:y="2.709cm" svg:width="9.283cm" svg:height="6.207cm"/>
          <chart:axis chart:dimension="x" chart:name="primary-x" chart:style-name="ch6" chartooo:axis-type="auto">
            <chartooo:date-scale/>
            <chart:title svg:x="4.82cm" svg:y="9.778cm" chart:style-name="ch7">
              <text:p>Number Of Values Hashed</text:p>
            </chart:title>
            <chart:categories table:cell-range-address="Sheet1.B2:Sheet1.B7"/>
          </chart:axis>
          <chart:axis chart:dimension="y" chart:name="primary-y" chart:style-name="ch8">
            <chart:title svg:x="0.451cm" svg:y="7.072cm" chart:style-name="ch9">
              <text:p>Time Elapsed</text:p>
            </chart:title>
            <chart:grid chart:style-name="ch10" chart:class="major"/>
          </chart:axis>
          <chart:series chart:style-name="ch11" chart:values-cell-range-address="Sheet1.E2:Sheet1.E7" chart:label-cell-address="Sheet1.E1:Sheet1.E1" chart:class="chart:bar">
            <chart:data-point chart:repeated="6"/>
          </chart:series>
          <chart:series chart:style-name="ch12" chart:values-cell-range-address="Sheet1.F2:Sheet1.F7" chart:label-cell-address="Sheet1.F1:Sheet1.F1" chart:class="chart:bar">
            <chart:data-point chart:repeated="6"/>
          </chart:series>
          <chart:series chart:style-name="ch13" chart:values-cell-range-address="Sheet1.G2:Sheet1.G7" chart:label-cell-address="Sheet1.G1:Sheet1.G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Time</text:p>
                <draw:g>
                  <svg:desc>Sheet1.E1:Sheet1.E1</svg:desc>
                </draw:g>
              </table:table-cell>
              <table:table-cell office:value-type="string">
                <text:p>Static Time</text:p>
                <draw:g>
                  <svg:desc>Sheet1.F1:Sheet1.F1</svg:desc>
                </draw:g>
              </table:table-cell>
              <table:table-cell office:value-type="string">
                <text:p>Dynamic Tim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:Sheet1.B7</svg:desc>
                </draw:g>
              </table:table-cell>
              <table:table-cell office:value-type="float" office:value="0.000028">
                <text:p>0.000028</text:p>
                <draw:g>
                  <svg:desc>Sheet1.E2:Sheet1.E7</svg:desc>
                </draw:g>
              </table:table-cell>
              <table:table-cell office:value-type="float" office:value="0.00001">
                <text:p>0.00001</text:p>
                <draw:g>
                  <svg:desc>Sheet1.F2:Sheet1.F7</svg:desc>
                </draw:g>
              </table:table-cell>
              <table:table-cell office:value-type="float" office:value="0.000009">
                <text:p>0.000009</text:p>
                <draw:g>
                  <svg:desc>Sheet1.G2:Sheet1.G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19">
                <text:p>0.000119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384">
                <text:p>0.00038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7461">
                <text:p>0.007461</text:p>
              </table:table-cell>
              <table:table-cell office:value-type="float" office:value="0.004464">
                <text:p>0.004464</text:p>
              </table:table-cell>
              <table:table-cell office:value-type="float" office:value="0.004342">
                <text:p>0.00434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87133">
                <text:p>0.087133</text:p>
              </table:table-cell>
              <table:table-cell office:value-type="float" office:value="0.058789">
                <text:p>0.058789</text:p>
              </table:table-cell>
              <table:table-cell office:value-type="float" office:value="0.054946">
                <text:p>0.05494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095774">
                <text:p>1.095774</text:p>
              </table:table-cell>
              <table:table-cell office:value-type="float" office:value="0.774483">
                <text:p>0.774483</text:p>
              </table:table-cell>
              <table:table-cell office:value-type="float" office:value="0.71549">
                <text:p>0.71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bar" chart:style-name="ch1">
        <chart:title svg:x="3.623cm" svg:y="0.316cm" chart:style-name="ch2">
          <text:p>Test 2. Increasing Number of Threads Used</text:p>
        </chart:title>
        <chart:subtitle svg:x="4.549cm" svg:y="1.301cm" chart:style-name="ch3">
          <text:p>Values Hashed = 1000, Chunk Size = 1</text:p>
        </chart:subtitle>
        <chart:legend chart:legend-position="end" svg:x="13.087cm" svg:y="3.705cm" style:legend-expansion="high" chart:style-name="ch4"/>
        <chart:plot-area chart:style-name="ch5" table:cell-range-address="Sheet1.C1:Sheet1.C1 Sheet1.C8:Sheet1.C22 Sheet1.E1:Sheet1.G1 Sheet1.E8:Sheet1.G22" chart:data-source-has-labels="both" svg:x="1.331cm" svg:y="2.37cm" svg:width="11.116cm" svg:height="5.474cm">
          <chartooo:coordinate-region svg:x="2.429cm" svg:y="2.569cm" svg:width="9.972cm" svg:height="4.628cm"/>
          <chart:axis chart:dimension="x" chart:name="primary-x" chart:style-name="ch6" chartooo:axis-type="auto">
            <chartooo:date-scale/>
            <chart:title svg:x="5.84cm" svg:y="8.024cm" chart:style-name="ch7">
              <text:p>Thread Count</text:p>
            </chart:title>
            <chart:categories table:cell-range-address="Sheet1.C8:Sheet1.C22"/>
          </chart:axis>
          <chart:axis chart:dimension="y" chart:name="primary-y" chart:style-name="ch8">
            <chart:title svg:x="0.451cm" svg:y="6.143cm" chart:style-name="ch9">
              <text:p>Time Elapsed</text:p>
            </chart:title>
            <chart:grid chart:style-name="ch10" chart:class="major"/>
          </chart:axis>
          <chart:series chart:style-name="ch11" chart:values-cell-range-address="Sheet1.E8:Sheet1.E22" chart:label-cell-address="Sheet1.E1:Sheet1.E1" chart:class="chart:bar">
            <chart:data-point chart:repeated="15"/>
          </chart:series>
          <chart:series chart:style-name="ch12" chart:values-cell-range-address="Sheet1.F8:Sheet1.F22" chart:label-cell-address="Sheet1.F1:Sheet1.F1" chart:class="chart:bar">
            <chart:data-point chart:repeated="15"/>
          </chart:series>
          <chart:series chart:style-name="ch13" chart:values-cell-range-address="Sheet1.G8:Sheet1.G22" chart:label-cell-address="Sheet1.G1:Sheet1.G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Time</text:p>
                <draw:g>
                  <svg:desc>Sheet1.E1:Sheet1.E1</svg:desc>
                </draw:g>
              </table:table-cell>
              <table:table-cell office:value-type="string">
                <text:p>Static Time</text:p>
                <draw:g>
                  <svg:desc>Sheet1.F1:Sheet1.F1</svg:desc>
                </draw:g>
              </table:table-cell>
              <table:table-cell office:value-type="string">
                <text:p>Dynamic Tim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C8:Sheet1.C22</svg:desc>
                </draw:g>
              </table:table-cell>
              <table:table-cell office:value-type="float" office:value="0.000697">
                <text:p>0.000697</text:p>
                <draw:g>
                  <svg:desc>Sheet1.E8:Sheet1.E22</svg:desc>
                </draw:g>
              </table:table-cell>
              <table:table-cell office:value-type="float" office:value="0.000393">
                <text:p>0.000393</text:p>
                <draw:g>
                  <svg:desc>Sheet1.F8:Sheet1.F22</svg:desc>
                </draw:g>
              </table:table-cell>
              <table:table-cell office:value-type="float" office:value="0.000403">
                <text:p>0.000403</text:p>
                <draw:g>
                  <svg:desc>Sheet1.G8:Sheet1.G2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714">
                <text:p>0.000714</text:p>
              </table:table-cell>
              <table:table-cell office:value-type="float" office:value="0.003308">
                <text:p>0.003308</text:p>
              </table:table-cell>
              <table:table-cell office:value-type="float" office:value="0.003334">
                <text:p>0.0033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797">
                <text:p>0.000797</text:p>
              </table:table-cell>
              <table:table-cell office:value-type="float" office:value="0.000533">
                <text:p>0.000533</text:p>
              </table:table-cell>
              <table:table-cell office:value-type="float" office:value="0.000515">
                <text:p>0.0005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734">
                <text:p>0.000734</text:p>
              </table:table-cell>
              <table:table-cell office:value-type="float" office:value="0.000421">
                <text:p>0.000421</text:p>
              </table:table-cell>
              <table:table-cell office:value-type="float" office:value="0.000406">
                <text:p>0.0004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462">
                <text:p>0.0004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742">
                <text:p>0.000742</text:p>
              </table:table-cell>
              <table:table-cell office:value-type="float" office:value="0.000486">
                <text:p>0.000486</text:p>
              </table:table-cell>
              <table:table-cell office:value-type="float" office:value="0.000477">
                <text:p>0.0004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736">
                <text:p>0.000736</text:p>
              </table:table-cell>
              <table:table-cell office:value-type="float" office:value="0.000512">
                <text:p>0.000512</text:p>
              </table:table-cell>
              <table:table-cell office:value-type="float" office:value="0.00056">
                <text:p>0.000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763">
                <text:p>0.000763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751">
                <text:p>0.000751</text:p>
              </table:table-cell>
              <table:table-cell office:value-type="float" office:value="0.000795">
                <text:p>0.000795</text:p>
              </table:table-cell>
              <table:table-cell office:value-type="float" office:value="0.000756">
                <text:p>0.0007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754">
                <text:p>0.000754</text:p>
              </table:table-cell>
              <table:table-cell office:value-type="float" office:value="0.000866">
                <text:p>0.000866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83">
                <text:p>0.00083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282">
                <text:p>0.00128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816">
                <text:p>0.000816</text:p>
              </table:table-cell>
              <table:table-cell office:value-type="float" office:value="0.002043">
                <text:p>0.002043</text:p>
              </table:table-cell>
              <table:table-cell office:value-type="float" office:value="0.003077">
                <text:p>0.00307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873">
                <text:p>0.000873</text:p>
              </table:table-cell>
              <table:table-cell office:value-type="float" office:value="0.00413">
                <text:p>0.00413</text:p>
              </table:table-cell>
              <table:table-cell office:value-type="float" office:value="0.005514">
                <text:p>0.0055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891">
                <text:p>0.000891</text:p>
              </table:table-cell>
              <table:table-cell office:value-type="float" office:value="0.00501">
                <text:p>0.00501</text:p>
              </table:table-cell>
              <table:table-cell office:value-type="float" office:value="0.004224">
                <text:p>0.0042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819">
                <text:p>0.000819</text:p>
              </table:table-cell>
              <table:table-cell office:value-type="float" office:value="0.006649">
                <text:p>0.006649</text:p>
              </table:table-cell>
              <table:table-cell office:value-type="float" office:value="0.005447">
                <text:p>0.005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02cm" svg:height="10.906cm" xlink:href=".." xlink:type="simple" chart:class="chart:bar" chart:style-name="ch1">
        <chart:title svg:x="4.804cm" svg:y="0.354cm" chart:style-name="ch2">
          <text:p>Test 3. Increasing Chunk Size</text:p>
        </chart:title>
        <chart:subtitle svg:x="4.235cm" svg:y="1.377cm" chart:style-name="ch3">
          <text:p>Values Hashed = 8000, Thread Count = 2</text:p>
        </chart:subtitle>
        <chart:legend chart:legend-position="end" svg:x="12.777cm" svg:y="4.656cm" style:legend-expansion="high" chart:style-name="ch4"/>
        <chart:plot-area chart:style-name="ch5" table:cell-range-address="Sheet1.D1:Sheet1.G1 Sheet1.D23:Sheet1.G39" chart:data-source-has-labels="both" svg:x="1.325cm" svg:y="2.522cm" svg:width="10.824cm" svg:height="7.185cm">
          <chartooo:coordinate-region svg:x="2.423cm" svg:y="2.721cm" svg:width="9.633cm" svg:height="5.941cm"/>
          <chart:axis chart:dimension="x" chart:name="primary-x" chart:style-name="ch6" chartooo:axis-type="auto">
            <chartooo:date-scale/>
            <chart:title svg:x="5.846cm" svg:y="9.925cm" chart:style-name="ch7">
              <text:p>Chunk Size</text:p>
            </chart:title>
            <chart:categories table:cell-range-address="Sheet1.D23:Sheet1.D39"/>
          </chart:axis>
          <chart:axis chart:dimension="y" chart:name="primary-y" chart:style-name="ch8">
            <chart:title svg:x="0.451cm" svg:y="7.15cm" chart:style-name="ch9">
              <text:p>Time Elapsed</text:p>
            </chart:title>
            <chart:grid chart:style-name="ch10" chart:class="major"/>
          </chart:axis>
          <chart:series chart:style-name="ch11" chart:values-cell-range-address="Sheet1.E23:Sheet1.E39" chart:label-cell-address="Sheet1.E1:Sheet1.E1" chart:class="chart:bar">
            <chart:data-point chart:repeated="17"/>
          </chart:series>
          <chart:series chart:style-name="ch12" chart:values-cell-range-address="Sheet1.F23:Sheet1.F39" chart:label-cell-address="Sheet1.F1:Sheet1.F1" chart:class="chart:bar">
            <chart:data-point chart:repeated="17"/>
          </chart:series>
          <chart:series chart:style-name="ch13" chart:values-cell-range-address="Sheet1.G23:Sheet1.G39" chart:label-cell-address="Sheet1.G1:Sheet1.G1" chart:class="chart:ba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Time</text:p>
                <draw:g>
                  <svg:desc>Sheet1.E1:Sheet1.E1</svg:desc>
                </draw:g>
              </table:table-cell>
              <table:table-cell office:value-type="string">
                <text:p>Static Time</text:p>
                <draw:g>
                  <svg:desc>Sheet1.F1:Sheet1.F1</svg:desc>
                </draw:g>
              </table:table-cell>
              <table:table-cell office:value-type="string">
                <text:p>Dynamic Tim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D23:Sheet1.D39</svg:desc>
                </draw:g>
              </table:table-cell>
              <table:table-cell office:value-type="float" office:value="0.005869">
                <text:p>0.005869</text:p>
                <draw:g>
                  <svg:desc>Sheet1.E23:Sheet1.E39</svg:desc>
                </draw:g>
              </table:table-cell>
              <table:table-cell office:value-type="float" office:value="0.003602">
                <text:p>0.003602</text:p>
                <draw:g>
                  <svg:desc>Sheet1.F23:Sheet1.F39</svg:desc>
                </draw:g>
              </table:table-cell>
              <table:table-cell office:value-type="float" office:value="0.003503">
                <text:p>0.003503</text:p>
                <draw:g>
                  <svg:desc>Sheet1.G23:Sheet1.G39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5883">
                <text:p>0.005883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498">
                <text:p>0.0034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5857">
                <text:p>0.005857</text:p>
              </table:table-cell>
              <table:table-cell office:value-type="float" office:value="0.003512">
                <text:p>0.003512</text:p>
              </table:table-cell>
              <table:table-cell office:value-type="float" office:value="0.003492">
                <text:p>0.0034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5856">
                <text:p>0.005856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903">
                <text:p>0.005903</text:p>
              </table:table-cell>
              <table:table-cell office:value-type="float" office:value="0.003487">
                <text:p>0.003487</text:p>
              </table:table-cell>
              <table:table-cell office:value-type="float" office:value="0.003425">
                <text:p>0.0034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5922">
                <text:p>0.005922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501">
                <text:p>0.0035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5847">
                <text:p>0.005847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515">
                <text:p>0.0035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5888">
                <text:p>0.005888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44">
                <text:p>0.003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5887">
                <text:p>0.005887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446">
                <text:p>0.00344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5915">
                <text:p>0.005915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445">
                <text:p>0.0034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5964">
                <text:p>0.005964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488">
                <text:p>0.00348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5877">
                <text:p>0.005877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538">
                <text:p>0.00353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5994">
                <text:p>0.005994</text:p>
              </table:table-cell>
              <table:table-cell office:value-type="float" office:value="0.00346">
                <text:p>0.00346</text:p>
              </table:table-cell>
              <table:table-cell office:value-type="float" office:value="0.003479">
                <text:p>0.00347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5887">
                <text:p>0.005887</text:p>
              </table:table-cell>
              <table:table-cell office:value-type="float" office:value="0.003517">
                <text:p>0.003517</text:p>
              </table:table-cell>
              <table:table-cell office:value-type="float" office:value="0.00351">
                <text:p>0.003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5875">
                <text:p>0.005875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544">
                <text:p>0.0035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5897">
                <text:p>0.005897</text:p>
              </table:table-cell>
              <table:table-cell office:value-type="float" office:value="0.003553">
                <text:p>0.003553</text:p>
              </table:table-cell>
              <table:table-cell office:value-type="float" office:value="0.003555">
                <text:p>0.00355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5945">
                <text:p>0.005945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544">
                <text:p>0.003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00cc33" draw:fill-color="#00cc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" svg:stroke-width="0.102cm" svg:stroke-color="#dd4814" draw:fill-color="#dd481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06cm" svg:height="10.227cm" xlink:href=".." xlink:type="simple" chart:class="chart:bar" chart:column-mapping="0 2 1 3" chart:style-name="ch1">
        <chart:title svg:x="2.378cm" svg:y="0.34cm" chart:style-name="ch2">
          <text:p>Test 1. Increasing Number of Values Hashed</text:p>
        </chart:title>
        <chart:subtitle svg:x="4.243cm" svg:y="1.349cm" chart:style-name="ch3">
          <text:p>Speedup / Efficiency Analysis</text:p>
        </chart:subtitle>
        <chart:legend chart:legend-position="end" svg:x="8.599cm" svg:y="4.067cm" style:legend-expansion="high" chart:style-name="ch4"/>
        <chart:plot-area chart:style-name="ch5" table:cell-range-address="Sheet1.B1:Sheet1.B7 Sheet1.I1:Sheet1.L7" chart:data-source-has-labels="both" svg:x="0.724cm" svg:y="2.466cm" svg:width="7.327cm" svg:height="6.576cm">
          <chartooo:coordinate-region svg:x="1.451cm" svg:y="2.665cm" svg:width="6.463cm" svg:height="5.332cm"/>
          <chart:axis chart:dimension="x" chart:name="primary-x" chart:style-name="ch6" chartooo:axis-type="auto">
            <chartooo:date-scale/>
            <chart:title svg:x="2.412cm" svg:y="9.246cm" chart:style-name="ch7">
              <text:p>Number Of Values Hashed</text:p>
            </chart:title>
            <chart:categories table:cell-range-address="Sheet1.B2:Sheet1.B7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I2:Sheet1.I7" chart:label-cell-address="Sheet1.I1:Sheet1.I1" chart:class="chart:bar">
            <chart:data-point chart:repeated="6"/>
          </chart:series>
          <chart:series chart:style-name="ch11" chart:values-cell-range-address="Sheet1.K2:Sheet1.K7" chart:label-cell-address="Sheet1.K1:Sheet1.K1" chart:class="chart:bar">
            <chart:data-point chart:repeated="6"/>
          </chart:series>
          <chart:series chart:style-name="ch12" chart:values-cell-range-address="Sheet1.J2:Sheet1.J7" chart:label-cell-address="Sheet1.J1:Sheet1.J1" chart:class="chart:line">
            <chart:data-point chart:repeated="6"/>
          </chart:series>
          <chart:series chart:style-name="ch13" chart:values-cell-range-address="Sheet1.L2:Sheet1.L7" chart:label-cell-address="Sheet1.L1:Sheet1.L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Speedup</text:p>
                <draw:g>
                  <svg:desc>Sheet1.I1:Sheet1.I1</svg:desc>
                </draw:g>
              </table:table-cell>
              <table:table-cell office:value-type="string">
                <text:p>Dynamic Speedup</text:p>
                <draw:g>
                  <svg:desc>Sheet1.K1:Sheet1.K1</svg:desc>
                </draw:g>
              </table:table-cell>
              <table:table-cell office:value-type="string">
                <text:p>Static Efficiency</text:p>
                <draw:g>
                  <svg:desc>Sheet1.J1:Sheet1.J1</svg:desc>
                </draw:g>
              </table:table-cell>
              <table:table-cell office:value-type="string">
                <text:p>Dynamic Efficienc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:Sheet1.B7</svg:desc>
                </draw:g>
              </table:table-cell>
              <table:table-cell office:value-type="float" office:value="2.8">
                <text:p>2.8</text:p>
                <draw:g>
                  <svg:desc>Sheet1.I2:Sheet1.I7</svg:desc>
                </draw:g>
              </table:table-cell>
              <table:table-cell office:value-type="float" office:value="3.11111111111111">
                <text:p>3.11111111111111</text:p>
                <draw:g>
                  <svg:desc>Sheet1.K2:Sheet1.K7</svg:desc>
                </draw:g>
              </table:table-cell>
              <table:table-cell office:value-type="float" office:value="1.4">
                <text:p>1.4</text:p>
                <draw:g>
                  <svg:desc>Sheet1.J2:Sheet1.J7</svg:desc>
                </draw:g>
              </table:table-cell>
              <table:table-cell office:value-type="float" office:value="1.55555555555556">
                <text:p>1.55555555555556</text:p>
                <draw:g>
                  <svg:desc>Sheet1.L2:Sheet1.L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95081967213115">
                <text:p>1.95081967213115</text:p>
              </table:table-cell>
              <table:table-cell office:value-type="float" office:value="1.67605633802817">
                <text:p>1.67605633802817</text:p>
              </table:table-cell>
              <table:table-cell office:value-type="float" office:value="0.975409836065574">
                <text:p>0.975409836065574</text:p>
              </table:table-cell>
              <table:table-cell office:value-type="float" office:value="0.838028169014085">
                <text:p>0.8380281690140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87760416666667">
                <text:p>1.87760416666667</text:p>
              </table:table-cell>
              <table:table-cell office:value-type="float" office:value="1.8025">
                <text:p>1.8025</text:p>
              </table:table-cell>
              <table:table-cell office:value-type="float" office:value="0.938802083333333">
                <text:p>0.938802083333333</text:p>
              </table:table-cell>
              <table:table-cell office:value-type="float" office:value="0.90125">
                <text:p>0.901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67137096774194">
                <text:p>1.67137096774194</text:p>
              </table:table-cell>
              <table:table-cell office:value-type="float" office:value="1.71833256563795">
                <text:p>1.71833256563795</text:p>
              </table:table-cell>
              <table:table-cell office:value-type="float" office:value="0.835685483870968">
                <text:p>0.835685483870968</text:p>
              </table:table-cell>
              <table:table-cell office:value-type="float" office:value="0.859166282818977">
                <text:p>0.85916628281897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821310109034">
                <text:p>1.4821310109034</text:p>
              </table:table-cell>
              <table:table-cell office:value-type="float" office:value="1.58579332435482">
                <text:p>1.58579332435482</text:p>
              </table:table-cell>
              <table:table-cell office:value-type="float" office:value="0.7410655054517">
                <text:p>0.7410655054517</text:p>
              </table:table-cell>
              <table:table-cell office:value-type="float" office:value="0.792896662177411">
                <text:p>0.7928966621774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1484577453605">
                <text:p>1.41484577453605</text:p>
              </table:table-cell>
              <table:table-cell office:value-type="float" office:value="1.53150148849041">
                <text:p>1.53150148849041</text:p>
              </table:table-cell>
              <table:table-cell office:value-type="float" office:value="0.707422887268023">
                <text:p>0.707422887268023</text:p>
              </table:table-cell>
              <table:table-cell office:value-type="float" office:value="0.765750744245203">
                <text:p>0.7657507442452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2cm" svg:stroke-color="#00cc33" draw:fill-color="#00cc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otted" svg:stroke-width="0.102cm" svg:stroke-color="#dd4814" draw:fill-color="#dd481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28cm" svg:height="8.82cm" xlink:href=".." xlink:type="simple" chart:class="chart:bar" chart:column-mapping="0 2 1 3" chart:style-name="ch1">
        <chart:title svg:x="3.431cm" svg:y="0.312cm" chart:style-name="ch2">
          <text:p>Test 2. Increasing Number of Threads Used</text:p>
        </chart:title>
        <chart:subtitle svg:x="5.204cm" svg:y="1.293cm" chart:style-name="ch3">
          <text:p>Speedup / Efficiency Analysis</text:p>
        </chart:subtitle>
        <chart:legend chart:legend-position="end" svg:x="10.521cm" svg:y="3.364cm" style:legend-expansion="high" chart:style-name="ch4"/>
        <chart:plot-area chart:style-name="ch5" table:cell-range-address="Sheet1.C1:Sheet1.C1 Sheet1.C8:Sheet1.C22 Sheet1.I1:Sheet1.L1 Sheet1.I8:Sheet1.L22" chart:data-source-has-labels="both" svg:x="0.762cm" svg:y="2.354cm" svg:width="9.135cm" svg:height="5.309cm">
          <chartooo:coordinate-region svg:x="1.489cm" svg:y="2.553cm" svg:width="8.308cm" svg:height="4.065cm"/>
          <chart:axis chart:dimension="x" chart:name="primary-x" chart:style-name="ch6" chartooo:axis-type="auto">
            <chartooo:date-scale/>
            <chart:title svg:x="4.28cm" svg:y="7.839cm" chart:style-name="ch7">
              <text:p>Thread Count</text:p>
            </chart:title>
            <chart:categories table:cell-range-address="Sheet1.C8:Sheet1.C22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I8:Sheet1.I22" chart:label-cell-address="Sheet1.I1:Sheet1.I1" chart:class="chart:bar">
            <chart:data-point chart:repeated="15"/>
          </chart:series>
          <chart:series chart:style-name="ch11" chart:values-cell-range-address="Sheet1.K8:Sheet1.K22" chart:label-cell-address="Sheet1.K1:Sheet1.K1" chart:class="chart:bar">
            <chart:data-point chart:repeated="15"/>
          </chart:series>
          <chart:series chart:style-name="ch12" chart:values-cell-range-address="Sheet1.J8:Sheet1.J22" chart:label-cell-address="Sheet1.J1:Sheet1.J1" chart:class="chart:line">
            <chart:data-point chart:repeated="15"/>
          </chart:series>
          <chart:series chart:style-name="ch13" chart:values-cell-range-address="Sheet1.L8:Sheet1.L22" chart:label-cell-address="Sheet1.L1:Sheet1.L1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Speedup</text:p>
                <draw:g>
                  <svg:desc>Sheet1.I1:Sheet1.I1</svg:desc>
                </draw:g>
              </table:table-cell>
              <table:table-cell office:value-type="string">
                <text:p>Dynamic Speedup</text:p>
                <draw:g>
                  <svg:desc>Sheet1.K1:Sheet1.K1</svg:desc>
                </draw:g>
              </table:table-cell>
              <table:table-cell office:value-type="string">
                <text:p>Static Efficiency</text:p>
                <draw:g>
                  <svg:desc>Sheet1.J1:Sheet1.J1</svg:desc>
                </draw:g>
              </table:table-cell>
              <table:table-cell office:value-type="string">
                <text:p>Dynamic Efficienc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C8:Sheet1.C22</svg:desc>
                </draw:g>
              </table:table-cell>
              <table:table-cell office:value-type="float" office:value="1.7735368956743">
                <text:p>1.7735368956743</text:p>
                <draw:g>
                  <svg:desc>Sheet1.I8:Sheet1.I22</svg:desc>
                </draw:g>
              </table:table-cell>
              <table:table-cell office:value-type="float" office:value="1.72952853598015">
                <text:p>1.72952853598015</text:p>
                <draw:g>
                  <svg:desc>Sheet1.K8:Sheet1.K22</svg:desc>
                </draw:g>
              </table:table-cell>
              <table:table-cell office:value-type="float" office:value="0.88676844783715">
                <text:p>0.88676844783715</text:p>
                <draw:g>
                  <svg:desc>Sheet1.J8:Sheet1.J22</svg:desc>
                </draw:g>
              </table:table-cell>
              <table:table-cell office:value-type="float" office:value="0.864764267990074">
                <text:p>0.864764267990074</text:p>
                <draw:g>
                  <svg:desc>Sheet1.L8:Sheet1.L2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584038694075">
                <text:p>0.21584038694075</text:p>
              </table:table-cell>
              <table:table-cell office:value-type="float" office:value="0.214157168566287">
                <text:p>0.214157168566287</text:p>
              </table:table-cell>
              <table:table-cell office:value-type="float" office:value="0.0539600967351874">
                <text:p>0.0539600967351874</text:p>
              </table:table-cell>
              <table:table-cell office:value-type="float" office:value="0.0535392921415717">
                <text:p>0.05353929214157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4953095684803">
                <text:p>1.4953095684803</text:p>
              </table:table-cell>
              <table:table-cell office:value-type="float" office:value="1.54757281553398">
                <text:p>1.54757281553398</text:p>
              </table:table-cell>
              <table:table-cell office:value-type="float" office:value="0.249218261413383">
                <text:p>0.249218261413383</text:p>
              </table:table-cell>
              <table:table-cell office:value-type="float" office:value="0.257928802588997">
                <text:p>0.2579288025889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4346793349169">
                <text:p>1.74346793349169</text:p>
              </table:table-cell>
              <table:table-cell office:value-type="float" office:value="1.80788177339901">
                <text:p>1.80788177339901</text:p>
              </table:table-cell>
              <table:table-cell office:value-type="float" office:value="0.217933491686461">
                <text:p>0.217933491686461</text:p>
              </table:table-cell>
              <table:table-cell office:value-type="float" office:value="0.225985221674877">
                <text:p>0.2259852216748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9626168224299">
                <text:p>1.69626168224299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0.169626168224299">
                <text:p>0.169626168224299</text:p>
              </table:table-cell>
              <table:table-cell office:value-type="float" office:value="0.157142857142857">
                <text:p>0.157142857142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52674897119342">
                <text:p>1.5267489711934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0.0763374485596708">
                <text:p>0.0763374485596708</text:p>
              </table:table-cell>
              <table:table-cell office:value-type="float" office:value="0.0777777777777778">
                <text:p>0.0777777777777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375">
                <text:p>1.4375</text:p>
              </table:table-cell>
              <table:table-cell office:value-type="float" office:value="1.31428571428571">
                <text:p>1.31428571428571</text:p>
              </table:table-cell>
              <table:table-cell office:value-type="float" office:value="0.0359375">
                <text:p>0.0359375</text:p>
              </table:table-cell>
              <table:table-cell office:value-type="float" office:value="0.0328571428571429">
                <text:p>0.03285714285714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11386861313869">
                <text:p>1.11386861313869</text:p>
              </table:table-cell>
              <table:table-cell office:value-type="float" office:value="1.34805653710247">
                <text:p>1.34805653710247</text:p>
              </table:table-cell>
              <table:table-cell office:value-type="float" office:value="0.0185644768856448">
                <text:p>0.0185644768856448</text:p>
              </table:table-cell>
              <table:table-cell office:value-type="float" office:value="0.0224676089517079">
                <text:p>0.02246760895170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44654088050315">
                <text:p>0.944654088050315</text:p>
              </table:table-cell>
              <table:table-cell office:value-type="float" office:value="0.993386243386243">
                <text:p>0.993386243386243</text:p>
              </table:table-cell>
              <table:table-cell office:value-type="float" office:value="0.0118081761006289">
                <text:p>0.0118081761006289</text:p>
              </table:table-cell>
              <table:table-cell office:value-type="float" office:value="0.012417328042328">
                <text:p>0.0124173280423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7066974595843">
                <text:p>0.87066974595843</text:p>
              </table:table-cell>
              <table:table-cell office:value-type="float" office:value="0.83499446290144">
                <text:p>0.83499446290144</text:p>
              </table:table-cell>
              <table:table-cell office:value-type="float" office:value="0.00870669745958429">
                <text:p>0.00870669745958429</text:p>
              </table:table-cell>
              <table:table-cell office:value-type="float" office:value="0.0083499446290144">
                <text:p>0.00834994462901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01013513513514">
                <text:p>0.701013513513514</text:p>
              </table:table-cell>
              <table:table-cell office:value-type="float" office:value="0.647425897035881">
                <text:p>0.647425897035881</text:p>
              </table:table-cell>
              <table:table-cell office:value-type="float" office:value="0.00350506756756757">
                <text:p>0.00350506756756757</text:p>
              </table:table-cell>
              <table:table-cell office:value-type="float" office:value="0.00323712948517941">
                <text:p>0.003237129485179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99412628487518">
                <text:p>0.399412628487518</text:p>
              </table:table-cell>
              <table:table-cell office:value-type="float" office:value="0.265193370165746">
                <text:p>0.265193370165746</text:p>
              </table:table-cell>
              <table:table-cell office:value-type="float" office:value="0.000998531571218796">
                <text:p>0.000998531571218796</text:p>
              </table:table-cell>
              <table:table-cell office:value-type="float" office:value="0.000662983425414365">
                <text:p>0.0006629834254143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1138014527845">
                <text:p>0.21138014527845</text:p>
              </table:table-cell>
              <table:table-cell office:value-type="float" office:value="0.158324265505985">
                <text:p>0.158324265505985</text:p>
              </table:table-cell>
              <table:table-cell office:value-type="float" office:value="0.000352300242130751">
                <text:p>0.000352300242130751</text:p>
              </table:table-cell>
              <table:table-cell office:value-type="float" office:value="0.000263873775843308">
                <text:p>0.00026387377584330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77844311377246">
                <text:p>0.177844311377246</text:p>
              </table:table-cell>
              <table:table-cell office:value-type="float" office:value="0.2109375">
                <text:p>0.2109375</text:p>
              </table:table-cell>
              <table:table-cell office:value-type="float" office:value="0.000222305389221557">
                <text:p>0.000222305389221557</text:p>
              </table:table-cell>
              <table:table-cell office:value-type="float" office:value="0.000263671875">
                <text:p>0.0002636718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3176417506392">
                <text:p>0.123176417506392</text:p>
              </table:table-cell>
              <table:table-cell office:value-type="float" office:value="0.15035799522673">
                <text:p>0.15035799522673</text:p>
              </table:table-cell>
              <table:table-cell office:value-type="float" office:value="0.000123176417506392">
                <text:p>0.000123176417506392</text:p>
              </table:table-cell>
              <table:table-cell office:value-type="float" office:value="0.00015035799522673">
                <text:p>0.000150357995226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 style:data-style-name="N0">
      <style:chart-properties chart:symbol-type="none"/>
      <style:graphic-properties svg:stroke-width="0.08cm" svg:stroke-color="#00cc33" draw:fill-color="#00cc33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width="0.102cm" svg:stroke-color="#dd4814" draw:fill-color="#dd481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601cm" svg:height="10.972cm" xlink:href=".." xlink:type="simple" chart:class="chart:bar" chart:column-mapping="0 2 1 3" chart:style-name="ch1">
        <chart:title svg:x="4.753cm" svg:y="0.355cm" chart:style-name="ch2">
          <text:p>Test 3. Increasing Chunk Size</text:p>
        </chart:title>
        <chart:subtitle svg:x="5.19cm" svg:y="1.379cm" chart:style-name="ch3">
          <text:p>Speedup / Efficiency Analysis</text:p>
        </chart:subtitle>
        <chart:legend chart:legend-position="end" svg:x="10.494cm" svg:y="4.44cm" style:legend-expansion="high" chart:style-name="ch4"/>
        <chart:plot-area chart:style-name="ch5" table:cell-range-address="Sheet1.D1:Sheet1.D1 Sheet1.D23:Sheet1.D39 Sheet1.I1:Sheet1.L1 Sheet1.I23:Sheet1.L39" chart:data-source-has-labels="both" svg:x="0.762cm" svg:y="2.526cm" svg:width="9.108cm" svg:height="7.246cm">
          <chartooo:coordinate-region svg:x="1.489cm" svg:y="2.725cm" svg:width="8.248cm" svg:height="6.002cm"/>
          <chart:axis chart:dimension="x" chart:name="primary-x" chart:style-name="ch6" chartooo:axis-type="auto">
            <chartooo:date-scale/>
            <chart:title svg:x="4.425cm" svg:y="9.991cm" chart:style-name="ch7">
              <text:p>Chunk Size</text:p>
            </chart:title>
            <chart:categories table:cell-range-address="Sheet1.D23:Sheet1.D39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I23:Sheet1.I39" chart:label-cell-address="Sheet1.I1:Sheet1.I1" chart:class="chart:bar">
            <chart:data-point chart:repeated="17"/>
          </chart:series>
          <chart:series chart:style-name="ch11" chart:values-cell-range-address="Sheet1.K23:Sheet1.K39" chart:label-cell-address="Sheet1.K1:Sheet1.K1" chart:class="chart:bar">
            <chart:data-point chart:repeated="16"/>
            <chart:data-point chart:style-name="ch12"/>
          </chart:series>
          <chart:series chart:style-name="ch13" chart:values-cell-range-address="Sheet1.J23:Sheet1.J39" chart:label-cell-address="Sheet1.J1:Sheet1.J1" chart:class="chart:line">
            <chart:data-point chart:repeated="17"/>
          </chart:series>
          <chart:series chart:style-name="ch14" chart:values-cell-range-address="Sheet1.L23:Sheet1.L39" chart:label-cell-address="Sheet1.L1:Sheet1.L1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Speedup</text:p>
                <draw:g>
                  <svg:desc>Sheet1.I1:Sheet1.I1</svg:desc>
                </draw:g>
              </table:table-cell>
              <table:table-cell office:value-type="string">
                <text:p>Dynamic Speedup</text:p>
                <draw:g>
                  <svg:desc>Sheet1.K1:Sheet1.K1</svg:desc>
                </draw:g>
              </table:table-cell>
              <table:table-cell office:value-type="string">
                <text:p>Static Efficiency</text:p>
                <draw:g>
                  <svg:desc>Sheet1.J1:Sheet1.J1</svg:desc>
                </draw:g>
              </table:table-cell>
              <table:table-cell office:value-type="string">
                <text:p>Dynamic Efficienc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D23:Sheet1.D39</svg:desc>
                </draw:g>
              </table:table-cell>
              <table:table-cell office:value-type="float" office:value="1.629372570794">
                <text:p>1.629372570794</text:p>
                <draw:g>
                  <svg:desc>Sheet1.I23:Sheet1.I39</svg:desc>
                </draw:g>
              </table:table-cell>
              <table:table-cell office:value-type="float" office:value="1.67542106765629">
                <text:p>1.67542106765629</text:p>
                <draw:g>
                  <svg:desc>Sheet1.K23:Sheet1.K39</svg:desc>
                </draw:g>
              </table:table-cell>
              <table:table-cell office:value-type="float" office:value="0.814686285397002">
                <text:p>0.814686285397002</text:p>
                <draw:g>
                  <svg:desc>Sheet1.J23:Sheet1.J39</svg:desc>
                </draw:g>
              </table:table-cell>
              <table:table-cell office:value-type="float" office:value="0.837710533828147">
                <text:p>0.837710533828147</text:p>
                <draw:g>
                  <svg:desc>Sheet1.L23:Sheet1.L39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7368421052632">
                <text:p>1.67368421052632</text:p>
              </table:table-cell>
              <table:table-cell office:value-type="float" office:value="1.68181818181818">
                <text:p>1.68181818181818</text:p>
              </table:table-cell>
              <table:table-cell office:value-type="float" office:value="0.836842105263158">
                <text:p>0.836842105263158</text:p>
              </table:table-cell>
              <table:table-cell office:value-type="float" office:value="0.840909090909091">
                <text:p>0.8409090909090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6771070615034">
                <text:p>1.66771070615034</text:p>
              </table:table-cell>
              <table:table-cell office:value-type="float" office:value="1.67726231386025">
                <text:p>1.67726231386025</text:p>
              </table:table-cell>
              <table:table-cell office:value-type="float" office:value="0.833855353075171">
                <text:p>0.833855353075171</text:p>
              </table:table-cell>
              <table:table-cell office:value-type="float" office:value="0.838631156930126">
                <text:p>0.8386311569301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7409948542024">
                <text:p>1.67409948542024</text:p>
              </table:table-cell>
              <table:table-cell office:value-type="float" office:value="1.69739130434783">
                <text:p>1.69739130434783</text:p>
              </table:table-cell>
              <table:table-cell office:value-type="float" office:value="0.83704974271012">
                <text:p>0.83704974271012</text:p>
              </table:table-cell>
              <table:table-cell office:value-type="float" office:value="0.848695652173913">
                <text:p>0.8486956521739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928591912819">
                <text:p>1.6928591912819</text:p>
              </table:table-cell>
              <table:table-cell office:value-type="float" office:value="1.72350364963504">
                <text:p>1.72350364963504</text:p>
              </table:table-cell>
              <table:table-cell office:value-type="float" office:value="0.846429595640952">
                <text:p>0.846429595640952</text:p>
              </table:table-cell>
              <table:table-cell office:value-type="float" office:value="0.861751824817518">
                <text:p>0.8617518248175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676992396508">
                <text:p>1.6676992396508</text:p>
              </table:table-cell>
              <table:table-cell office:value-type="float" office:value="1.69151670951157">
                <text:p>1.69151670951157</text:p>
              </table:table-cell>
              <table:table-cell office:value-type="float" office:value="0.833849619825401">
                <text:p>0.833849619825401</text:p>
              </table:table-cell>
              <table:table-cell office:value-type="float" office:value="0.845758354755784">
                <text:p>0.8457583547557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64657842861166">
                <text:p>1.64657842861166</text:p>
              </table:table-cell>
              <table:table-cell office:value-type="float" office:value="1.66344238975818">
                <text:p>1.66344238975818</text:p>
              </table:table-cell>
              <table:table-cell office:value-type="float" office:value="0.823289214305829">
                <text:p>0.823289214305829</text:p>
              </table:table-cell>
              <table:table-cell office:value-type="float" office:value="0.83172119487909">
                <text:p>0.83172119487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65161290322581">
                <text:p>1.65161290322581</text:p>
              </table:table-cell>
              <table:table-cell office:value-type="float" office:value="1.71162790697674">
                <text:p>1.71162790697674</text:p>
              </table:table-cell>
              <table:table-cell office:value-type="float" office:value="0.825806451612903">
                <text:p>0.825806451612903</text:p>
              </table:table-cell>
              <table:table-cell office:value-type="float" office:value="0.855813953488372">
                <text:p>0.8558139534883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65411632481034">
                <text:p>1.65411632481034</text:p>
              </table:table-cell>
              <table:table-cell office:value-type="float" office:value="1.70835751596053">
                <text:p>1.70835751596053</text:p>
              </table:table-cell>
              <table:table-cell office:value-type="float" office:value="0.82705816240517">
                <text:p>0.82705816240517</text:p>
              </table:table-cell>
              <table:table-cell office:value-type="float" office:value="0.854178757980267">
                <text:p>0.8541787579802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65500839395635">
                <text:p>1.65500839395635</text:p>
              </table:table-cell>
              <table:table-cell office:value-type="float" office:value="1.71698113207547">
                <text:p>1.71698113207547</text:p>
              </table:table-cell>
              <table:table-cell office:value-type="float" office:value="0.827504196978176">
                <text:p>0.827504196978176</text:p>
              </table:table-cell>
              <table:table-cell office:value-type="float" office:value="0.858490566037736">
                <text:p>0.85849056603773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67340067340067">
                <text:p>1.67340067340067</text:p>
              </table:table-cell>
              <table:table-cell office:value-type="float" office:value="1.7098623853211">
                <text:p>1.7098623853211</text:p>
              </table:table-cell>
              <table:table-cell office:value-type="float" office:value="0.836700336700337">
                <text:p>0.836700336700337</text:p>
              </table:table-cell>
              <table:table-cell office:value-type="float" office:value="0.85493119266055">
                <text:p>0.8549311926605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67007672634271">
                <text:p>1.67007672634271</text:p>
              </table:table-cell>
              <table:table-cell office:value-type="float" office:value="1.66110797060486">
                <text:p>1.66110797060486</text:p>
              </table:table-cell>
              <table:table-cell office:value-type="float" office:value="0.835038363171355">
                <text:p>0.835038363171355</text:p>
              </table:table-cell>
              <table:table-cell office:value-type="float" office:value="0.830553985302431">
                <text:p>0.83055398530243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73236994219653">
                <text:p>1.73236994219653</text:p>
              </table:table-cell>
              <table:table-cell office:value-type="float" office:value="1.7229088818626">
                <text:p>1.7229088818626</text:p>
              </table:table-cell>
              <table:table-cell office:value-type="float" office:value="0.866184971098266">
                <text:p>0.866184971098266</text:p>
              </table:table-cell>
              <table:table-cell office:value-type="float" office:value="0.861454440931302">
                <text:p>0.86145444093130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67386977537674">
                <text:p>1.67386977537674</text:p>
              </table:table-cell>
              <table:table-cell office:value-type="float" office:value="1.67720797720798">
                <text:p>1.67720797720798</text:p>
              </table:table-cell>
              <table:table-cell office:value-type="float" office:value="0.836934887688371">
                <text:p>0.836934887688371</text:p>
              </table:table-cell>
              <table:table-cell office:value-type="float" office:value="0.838603988603989">
                <text:p>0.8386039886039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5632929235974">
                <text:p>1.65632929235974</text:p>
              </table:table-cell>
              <table:table-cell office:value-type="float" office:value="1.65773137697517">
                <text:p>1.65773137697517</text:p>
              </table:table-cell>
              <table:table-cell office:value-type="float" office:value="0.82816464617987">
                <text:p>0.82816464617987</text:p>
              </table:table-cell>
              <table:table-cell office:value-type="float" office:value="0.828865688487585">
                <text:p>0.82886568848758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65972417675204">
                <text:p>1.65972417675204</text:p>
              </table:table-cell>
              <table:table-cell office:value-type="float" office:value="1.65879043600563">
                <text:p>1.65879043600563</text:p>
              </table:table-cell>
              <table:table-cell office:value-type="float" office:value="0.82986208837602">
                <text:p>0.82986208837602</text:p>
              </table:table-cell>
              <table:table-cell office:value-type="float" office:value="0.829395218002813">
                <text:p>0.82939521800281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63638865951005">
                <text:p>1.63638865951005</text:p>
              </table:table-cell>
              <table:table-cell office:value-type="float" office:value="1.67748306997743">
                <text:p>1.67748306997743</text:p>
              </table:table-cell>
              <table:table-cell office:value-type="float" office:value="0.818194329755023">
                <text:p>0.818194329755023</text:p>
              </table:table-cell>
              <table:table-cell office:value-type="float" office:value="0.838741534988713">
                <text:p>0.8387415349887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